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FreeMono" officeooo:rsid="0017ef34" officeooo:paragraph-rsid="0017ef34"/>
    </style:style>
    <style:style style:name="P2" style:family="paragraph" style:parent-style-name="Standard">
      <style:paragraph-properties fo:line-height="115%"/>
      <style:text-properties style:font-name="FreeMono" officeooo:rsid="0017ef34" officeooo:paragraph-rsid="00195146"/>
    </style:style>
    <style:style style:name="P3" style:family="paragraph" style:parent-style-name="Standard">
      <style:paragraph-properties fo:line-height="115%"/>
      <style:text-properties style:font-name="FreeMono" officeooo:rsid="0017ef34" officeooo:paragraph-rsid="001a0ede"/>
    </style:style>
    <style:style style:name="P4" style:family="paragraph" style:parent-style-name="Standard">
      <style:paragraph-properties fo:line-height="115%"/>
      <style:text-properties style:font-name="FreeMono" officeooo:rsid="001beb27" officeooo:paragraph-rsid="001beb27"/>
    </style:style>
    <style:style style:name="T1" style:family="text">
      <style:text-properties officeooo:rsid="00195146"/>
    </style:style>
    <style:style style:name="T2" style:family="text">
      <style:text-properties fo:font-style="italic" officeooo:rsid="00195146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95146" style:font-style-asian="normal" style:font-style-complex="normal"/>
    </style:style>
    <style:style style:name="T5" style:family="text">
      <style:text-properties fo:font-style="normal" officeooo:rsid="001a0ede" style:font-style-asian="normal" style:font-style-complex="normal"/>
    </style:style>
    <style:style style:name="T6" style:family="text">
      <style:text-properties fo:font-style="normal" officeooo:rsid="001b1cce" style:font-style-asian="normal" style:font-style-complex="normal"/>
    </style:style>
    <style:style style:name="T7" style:family="text">
      <style:text-properties fo:font-style="normal" officeooo:rsid="001c39ed" style:font-style-asian="normal" style:font-style-complex="normal"/>
    </style:style>
    <style:style style:name="T8" style:family="text">
      <style:text-properties fo:font-style="normal" officeooo:rsid="001cd5b0" style:font-style-asian="normal" style:font-style-complex="normal"/>
    </style:style>
    <style:style style:name="T9" style:family="text">
      <style:text-properties fo:font-style="normal" officeooo:rsid="001e2a88" style:font-style-asian="normal" style:font-style-complex="normal"/>
    </style:style>
    <style:style style:name="T10" style:family="text">
      <style:text-properties fo:font-style="normal" officeooo:rsid="001ed5bd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EH208</text:p>
      <text:p text:style-name="P1">Journal 10</text:p>
      <text:p text:style-name="P1"/>
      <text:p text:style-name="P3"><text:tab/><text:span text:style-name="T1">I love the theme of sea and seeking in </text:span><text:span text:style-name="T2">The Women's Swimming Pool</text:span><text:span text:style-name="T4">; it is at once baffling and relate-able. It's almost jarring to read, because the frame of reference is unusual to me. </text:span></text:p>
      <text:p text:style-name="P3"><text:span text:style-name="T4"><text:tab/>I was introduced to the sea by my grandparents from the Hungarian side of my family. </text:span><text:span text:style-name="T5">They</text:span><text:span text:style-name="T4"> live in Florida, </text:span><text:span text:style-name="T5">and w</text:span><text:span text:style-name="T4">e used to visit for Christmas; I've been out on </text:span><text:span text:style-name="T5">excursions</text:span><text:span text:style-name="T4"> to the beach </text:span><text:span text:style-name="T5">long</text:span><text:span text:style-name="T4"> before I </text:span><text:span text:style-name="T5">was old enough</text:span><text:span text:style-name="T4"> to remember such events. </text:span><text:span text:style-name="T5">But </text:span><text:span text:style-name="T9">even though </text:span><text:span text:style-name="T5">I live in </text:span><text:span text:style-name="T4">North Alabama, </text:span><text:span text:style-name="T9">a</text:span><text:span text:style-name="T4"> fairly landlocked </text:span><text:span text:style-name="T9">setting</text:span><text:span text:style-name="T4">, </text:span><text:span text:style-name="T5">I joined</text:span><text:span text:style-name="T4"> a scouting organization devoted to sailing </text:span><text:span text:style-name="T5">back in high school</text:span><text:span text:style-name="T4">. We would make do with </text:span><text:span text:style-name="T5">small boats along</text:span><text:span text:style-name="T4"> the Tennessee River, and eventually worked our way back out to the Gulf of Mexico for a more rigorous and harrowing experience. </text:span><text:span text:style-name="T5">So The Atlantic, and The Gulf feel close by, even though they're hours away.</text:span></text:p>
      <text:p text:style-name="P2"><text:span text:style-name="T4"><text:tab/></text:span><text:span text:style-name="T5">With that framing, it was odd to read - near the end of the text - that our main character appears to confuse the sea with a swimming pool. She reflects on the waves and salty water, neither of which is going to be present. I had a hard time grappling with this over the weekend. What if the pools in this city, Beirut, were actually salty sea water? What if the swimming pool is just a roped of section of beach? It's hard to tell from my distance, having never visited the region discussed. Last night I was at the local Galaxy of Lights walking tour with my parents, and at one point we came across a “snow machine” which dutifully filled the air with a sheet of bubbles. As I saw children play in the flurry, I recognized that their snow was actually the sea from this story. Everything here is about perspective, in which something that must be mundane to people of B</text:span><text:span text:style-name="T6">eirut is the entire point for a visitor. </text:span></text:p>
      <text:p text:style-name="P4"><text:span text:style-name="T6"><text:tab/></text:span><text:span text:style-name="T3">I think that seeking these things out is an important part of growing up. There is no real substitute for hearing about something totally foreign and magical: mountains, canyons, snow, glaciers, whatever it may be, and then going out there and encountering it for your own experience. And there's a lot here to work with when discussing growing up. The main character, who's name I don't believe is mentioned, is almost paradoxical. She's lost her immediate family, and lives now with her grandmother and works on a tobacco farm. That must be one of the most direct portrayals of a child who is growing up too fast, </text:span><text:span text:style-name="T7">at least </text:span><text:span text:style-name="T3">as </text:span><text:span text:style-name="T7">backstory</text:span><text:span text:style-name="T3"> tragedies tend to entail. But she's still developing a world view, and the city has a heavy impact there. The people without traditional clothing, the narrator's abandonment of her headscarf, the way she perceives passerby staring at her grandmother while she prays. </text:span><text:span text:style-name="T8">The grandmother laments having to take this trip, possibly because it may bring her unruly granddaughter to be more distant. We're left at an inconclusive ending, </text:span><text:span text:style-name="T10">one which allows</text:span><text:span text:style-name="T8"> us readers </text:span><text:span text:style-name="T10">the </text:span><text:span text:style-name="T8">freedom to apply this text to ourselves and those we meet around 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08:45:04.209062341</meta:creation-date>
    <dc:date>2016-11-21T09:41:32.414980667</dc:date>
    <meta:editing-duration>PT25M56S</meta:editing-duration>
    <meta:editing-cycles>7</meta:editing-cycles>
    <meta:generator>LibreOffice/5.2.3.3$Linux_X86_64 LibreOffice_project/20m0$Build-3</meta:generator>
    <meta:print-date>2016-11-21T09:41:51.129962038</meta:print-date>
    <meta:document-statistic meta:table-count="0" meta:image-count="0" meta:object-count="0" meta:page-count="1" meta:paragraph-count="7" meta:word-count="523" meta:character-count="2925" meta:non-whitespace-character-count="2403"/>
  </office:meta>
</office:document-meta>
</file>